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c81" officeooo:paragraph-rsid="00031c81"/>
    </style:style>
    <style:style style:name="P2" style:family="paragraph" style:parent-style-name="Standard">
      <style:text-properties officeooo:rsid="00031c81" officeooo:paragraph-rsid="0003bb2a"/>
    </style:style>
    <style:style style:name="P3" style:family="paragraph" style:parent-style-name="Standard">
      <style:text-properties fo:font-weight="bold" officeooo:rsid="00031c81" officeooo:paragraph-rsid="00031c8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entes de datos</text:p>
      <text:p text:style-name="P3">1. DESERCION ACADEMICA PREGRADO Y POSGRADO</text:p>
      <text:p text:style-name="P1"><text:a xlink:type="simple" xlink:href="https://www.datos.gov.co/dataset/DESERCION-ACADEMICA-PREGRADO-Y-POSGRADO/3iew-7wpx/about_data" text:style-name="Internet_20_link" text:visited-style-name="Visited_20_Internet_20_Link">https://www.datos.gov.co/dataset/DESERCION-ACADEMICA-PREGRADO-Y-POSGRADO/3iew-7wpx/about_data</text:a> </text:p>
      <text:p text:style-name="P1"/>
      <text:p text:style-name="P1">DESERCION ACADEMICA PREGRADO Y POSGRADO</text:p>
      <text:p text:style-name="P1">Deserción académica de los programas de pregrado y posgrado</text:p>
      <text:p text:style-name="P1">Última Actualización7 de octubre de 2025</text:p>
      <text:p text:style-name="P1">Información sobre este conjunto de datos</text:p>
      <text:p text:style-name="P1"/>
      <text:p text:style-name="P1">Actualizado</text:p>
      <text:p text:style-name="P1"><text:s text:c="4"/>7 de octubre de 2025</text:p>
      <text:p text:style-name="P1"/>
      <text:p text:style-name="P1">Última actualización de los datos</text:p>
      <text:p text:style-name="P1"><text:s text:c="4"/>7 de octubre de 2025</text:p>
      <text:p text:style-name="P1"/>
      <text:p text:style-name="P1">Última actualización de metadatos</text:p>
      <text:p text:style-name="P1"><text:s text:c="4"/>7 de octubre de 2025</text:p>
      <text:p text:style-name="P1"/>
      <text:p text:style-name="P1">Fecha de creación</text:p>
      <text:p text:style-name="P1"><text:s text:c="4"/>25 de mayo de 2021</text:p>
      <text:p text:style-name="P1"/>
      <text:p text:style-name="P1">Vistas</text:p>
      <text:p text:style-name="P1"><text:s text:c="4"/>3.132</text:p>
      <text:p text:style-name="P1"/>
      <text:p text:style-name="P1">Descargas</text:p>
      <text:p text:style-name="P1"><text:s text:c="4"/>526</text:p>
      <text:p text:style-name="P1"/>
      <text:p text:style-name="P1">Suministró los datos</text:p>
      <text:p text:style-name="P1"><text:s text:c="4"/>(ninguno)</text:p>
      <text:p text:style-name="P1"/>
      <text:p text:style-name="P1">Propietario de conjunto de datos</text:p>
      <text:p text:style-name="P1"><text:s text:c="4"/>Universidad Pedagógica y Tecnológica de Colombia</text:p>
      <text:p text:style-name="P1"/>
      <text:p text:style-name="P1">Información de la Entidad</text:p>
      <text:p text:style-name="P1">Departamento<text:tab/>Boyacá</text:p>
      <text:p text:style-name="P1">Municipio<text:tab/>Tunja</text:p>
      <text:p text:style-name="P1">Nombre de la Entidad<text:tab/>Universidad Pedagógica y Tecnológica de Colombia</text:p>
      <text:p text:style-name="P1">Orden<text:tab/>Nacional</text:p>
      <text:p text:style-name="P1">Área o dependencia<text:tab/>DIRECCIÓN DE LAS TECNOLOGÍAS Y SISTEMAS DE INFORMACIÓN Y DE LAS COMUNICACIONES</text:p>
      <text:p text:style-name="P1">Sector<text:tab/>Educación</text:p>
      <text:p text:style-name="P1">Información de Datos</text:p>
      <text:p text:style-name="P1">Cobertura Geográfica<text:tab/>Nacional</text:p>
      <text:p text:style-name="P1">Idioma<text:tab/>Español</text:p>
      <text:p text:style-name="P1">Frecuencia de Actualización<text:tab/>Semestral</text:p>
      <text:p text:style-name="P1">Fecha Emisión (aaaa-mm-dd)<text:tab/>2021-05-25</text:p>
      <text:p text:style-name="P1">Elementos adjuntos</text:p>
      <text:p text:style-name="P1">DESERCION ACADEMICA 1.xlsx</text:p>
      <text:p text:style-name="P1"><text:soft-page-break/>Este archivo ha sido analizado por motivos de seguridad.</text:p>
      <text:p text:style-name="P1">Temas</text:p>
      <text:p text:style-name="P1">Categoría<text:tab/>No se categorizó este conjunto de datos</text:p>
      <text:p text:style-name="P1">Etiquetas<text:tab/></text:p>
      <text:p text:style-name="P1">exc_001</text:p>
      <text:p text:style-name="P1">Licencia y atribución</text:p>
      <text:p text:style-name="P1">Licencia<text:tab/>No se especificó la licencia para este conjunto de datos</text:p>
      <text:p text:style-name="P1">Enlace de la fuente<text:tab/>https://www.datos.gov.co/d/3iew-7wpx</text:p>
      <text:p text:style-name="P1">¿Qué hay en este conjunto de datos?</text:p>
      <text:p text:style-name="P1"/>
      <text:p text:style-name="P1">Filas</text:p>
      <text:p text:style-name="P1"><text:s text:c="4"/>3.372</text:p>
      <text:p text:style-name="P1">Columnas</text:p>
      <text:p text:style-name="P1"><text:s text:c="4"/>13</text:p>
      <text:p text:style-name="P1"/>
      <text:p text:style-name="P3">2. DESERCION NO ACADEMICA UPTC</text:p>
      <text:p text:style-name="P1"><text:a xlink:type="simple" xlink:href="https://www.datos.gov.co/Educaci-n/DESERCION-NO-ACADEMICA-UPTC/25rq-9y2s/about_data" text:style-name="Internet_20_link" text:visited-style-name="Visited_20_Internet_20_Link">https://www.datos.gov.co/Educaci-n/DESERCION-NO-ACADEMICA-UPTC/25rq-9y2s/about_data</text:a> </text:p>
      <text:p text:style-name="P1"/>
      <text:p text:style-name="P1">DESERCION NO ACADEMICA UPTC</text:p>
      <text:p text:style-name="P1">Educación</text:p>
      <text:p text:style-name="P1">Deserción no académica de los programas de pregrado y posgrado UPTC</text:p>
      <text:p text:style-name="P1">Última Actualización7 de octubre de 2025</text:p>
      <text:p text:style-name="P1">Información sobre este conjunto de datos</text:p>
      <text:p text:style-name="P1"/>
      <text:p text:style-name="P1">Actualizado</text:p>
      <text:p text:style-name="P1"><text:s text:c="4"/>7 de octubre de 2025</text:p>
      <text:p text:style-name="P1"/>
      <text:p text:style-name="P1">Última actualización de los datos</text:p>
      <text:p text:style-name="P1"><text:s text:c="4"/>7 de octubre de 2025</text:p>
      <text:p text:style-name="P1"/>
      <text:p text:style-name="P1">Última actualización de metadatos</text:p>
      <text:p text:style-name="P1"><text:s text:c="4"/>7 de octubre de 2025</text:p>
      <text:p text:style-name="P1"/>
      <text:p text:style-name="P1">Fecha de creación</text:p>
      <text:p text:style-name="P1"><text:s text:c="4"/>25 de mayo de 2021</text:p>
      <text:p text:style-name="P1"/>
      <text:p text:style-name="P1">Vistas</text:p>
      <text:p text:style-name="P1"><text:s text:c="4"/>816</text:p>
      <text:p text:style-name="P1"/>
      <text:p text:style-name="P1">Descargas</text:p>
      <text:p text:style-name="P1"><text:s text:c="4"/>163</text:p>
      <text:p text:style-name="P1"/>
      <text:p text:style-name="P1">Suministró los datos</text:p>
      <text:p text:style-name="P1"><text:s text:c="4"/>(ninguno)</text:p>
      <text:p text:style-name="P1"/>
      <text:p text:style-name="P1">Propietario de conjunto de datos</text:p>
      <text:p text:style-name="P1"><text:s text:c="4"/>Universidad Pedagógica y Tecnológica de Colombia</text:p>
      <text:p text:style-name="P1"/>
      <text:p text:style-name="P1">Información de la Entidad</text:p>
      <text:p text:style-name="P1"><text:soft-page-break/>Departamento<text:tab/>Boyacá</text:p>
      <text:p text:style-name="P1">Municipio<text:tab/>Tunja</text:p>
      <text:p text:style-name="P1">DIVIPOLA Municipio<text:tab/>15001</text:p>
      <text:p text:style-name="P1">Nombre de la Entidad<text:tab/>Universidad Pedagógica Y Tecnológica De Colombia, Boyacá</text:p>
      <text:p text:style-name="P1">Orden<text:tab/>Territorial</text:p>
      <text:p text:style-name="P1">Área o dependencia<text:tab/>DIRECCIÓN DE LAS TECNOLOGÍAS Y SISTEMAS DE INFORMACIÓN Y DE LAS COMUNICACIONES</text:p>
      <text:p text:style-name="P1">Sector<text:tab/>Educación</text:p>
      <text:p text:style-name="P1">Información de Datos</text:p>
      <text:p text:style-name="P1">Cobertura Geográfica<text:tab/>Nacional</text:p>
      <text:p text:style-name="P1">Idioma<text:tab/>Español</text:p>
      <text:p text:style-name="P1">Frecuencia de Actualización<text:tab/>Semestral</text:p>
      <text:p text:style-name="P1">Fecha Emisión (aaaa-mm-dd)<text:tab/>2021-12-05</text:p>
      <text:p text:style-name="P1">Temas</text:p>
      <text:p text:style-name="P1">Categoría<text:tab/>Educación</text:p>
      <text:p text:style-name="P1">Etiquetas<text:tab/>Este conjunto de datos no tiene ninguna etiqueta</text:p>
      <text:p text:style-name="P1">Licencia y atribución</text:p>
      <text:p text:style-name="P1">Licencia<text:tab/>No se especificó la licencia para este conjunto de datos</text:p>
      <text:p text:style-name="P1">Enlace de la fuente<text:tab/>https://www.datos.gov.co/d/25rq-9y2s</text:p>
      <text:p text:style-name="P1">¿Qué hay en este conjunto de datos?</text:p>
      <text:p text:style-name="P1"/>
      <text:p text:style-name="P1">Filas</text:p>
      <text:p text:style-name="P1"><text:s text:c="4"/>1.595</text:p>
      <text:p text:style-name="P1">Columnas</text:p>
      <text:p text:style-name="P1"><text:s text:c="4"/>7</text:p>
      <text:p text:style-name="P1"/>
      <text:p text:style-name="P3">3. DESERCION DE LA FORMACIÓN PROFESIONAL INTEGRAL</text:p>
      <text:p text:style-name="P2"><text:a xlink:type="simple" xlink:href="https://www.datos.gov.co/Trabajo/DESERCION-DE-LA-FORMACI-N-PROFESIONAL-INTEGRAL/u4ze-bi7k/about_data" text:style-name="Internet_20_link" text:visited-style-name="Visited_20_Internet_20_Link">https://www.datos.gov.co/Trabajo/DESERCION-DE-LA-FORMACI-N-PROFESIONAL-INTEGRAL/u4ze-bi7k/about_data</text:a> </text:p>
      <text:p text:style-name="P2"/>
      <text:p text:style-name="P1">DESERCION DE LA FORMACIÓN PROFESIONAL INTEGRAL</text:p>
      <text:p text:style-name="P1">Trabajo</text:p>
      <text:p text:style-name="P1">Conteos de cupos desertados, para la vigencia en curso (año acumulado), desagregado por programas de formación y nivel</text:p>
      <text:p text:style-name="P1">Última Actualización20 de abril de 2024</text:p>
      <text:p text:style-name="P1">Datos suministrados porSENA</text:p>
      <text:p text:style-name="P1">Información sobre este conjunto de datos</text:p>
      <text:p text:style-name="P1"/>
      <text:p text:style-name="P1">Actualizado</text:p>
      <text:p text:style-name="P1"><text:s text:c="4"/>20 de abril de 2024</text:p>
      <text:p text:style-name="P1"/>
      <text:p text:style-name="P1">Última actualización de los datos</text:p>
      <text:p text:style-name="P1"><text:s text:c="4"/>14 de marzo de 2024</text:p>
      <text:p text:style-name="P1"/>
      <text:p text:style-name="P1">Última actualización de metadatos</text:p>
      <text:p text:style-name="P1"><text:s text:c="4"/>20 de abril de 2024</text:p>
      <text:p text:style-name="P1"/>
      <text:p text:style-name="P1">Fecha de creación</text:p>
      <text:p text:style-name="P1"><text:s text:c="4"/>11 de abril de 2021</text:p>
      <text:p text:style-name="P1"><text:soft-page-break/></text:p>
      <text:p text:style-name="P1">Vistas</text:p>
      <text:p text:style-name="P1"><text:s text:c="4"/>5.557</text:p>
      <text:p text:style-name="P1"/>
      <text:p text:style-name="P1">Descargas</text:p>
      <text:p text:style-name="P1"><text:s text:c="4"/>1.713</text:p>
      <text:p text:style-name="P1"/>
      <text:p text:style-name="P1">Suministró los datos</text:p>
      <text:p text:style-name="P1"><text:s text:c="4"/>SENA</text:p>
      <text:p text:style-name="P1"/>
      <text:p text:style-name="P1">Propietario de conjunto de datos</text:p>
      <text:p text:style-name="P1"><text:s text:c="4"/>datosabiertos.sena</text:p>
      <text:p text:style-name="P1"/>
      <text:p text:style-name="P1">Información de la Entidad</text:p>
      <text:p text:style-name="P1">Departamento<text:tab/>Bogotá D.C.</text:p>
      <text:p text:style-name="P1">Municipio<text:tab/>Bogotá D.C.</text:p>
      <text:p text:style-name="P1">Nombre de la Entidad<text:tab/>Servicio Nacional de Aprendizaje</text:p>
      <text:p text:style-name="P1">Orden<text:tab/>Nacional</text:p>
      <text:p text:style-name="P1">Área o dependencia<text:tab/>DIRECCION DE PLANEACION Y DIRECCIONAMIENTO CORPORATIVO</text:p>
      <text:p text:style-name="P1">Sector<text:tab/>Trabajo</text:p>
      <text:p text:style-name="P1">Información de Datos</text:p>
      <text:p text:style-name="P1">Cobertura Geográfica<text:tab/>Nacional</text:p>
      <text:p text:style-name="P1">Idioma<text:tab/>Español</text:p>
      <text:p text:style-name="P1">Frecuencia de Actualización<text:tab/>Anual</text:p>
      <text:p text:style-name="P1">Fecha Emisión (aaaa-mm-dd)<text:tab/>2021-03-31</text:p>
      <text:p text:style-name="P1">Temas</text:p>
      <text:p text:style-name="P1">Categoría<text:tab/>Trabajo</text:p>
      <text:p text:style-name="P1">Etiquetas<text:tab/></text:p>
      <text:p text:style-name="P1">modalidad, aprendices, sena, planeacion</text:p>
      <text:p text:style-name="P1">Licencia y atribución</text:p>
      <text:p text:style-name="P1">Licencia<text:tab/>Creative Commons Attribution | Share Alike 4.0 International</text:p>
      <text:p text:style-name="P1">Enlace de la fuente<text:tab/>https://www.datos.gov.co/d/u4ze-bi7k</text:p>
      <text:p text:style-name="P1">¿Qué hay en este conjunto de datos?</text:p>
      <text:p text:style-name="P1"/>
      <text:p text:style-name="P1">Filas</text:p>
      <text:p text:style-name="P1"><text:s text:c="4"/>42,1K</text:p>
      <text:p text:style-name="P1">Columnas</text:p>
      <text:p text:style-name="P1"><text:s text:c="4"/>1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0:00:45.078646367</meta:creation-date>
    <dc:date>2025-11-10T10:07:24.630111024</dc:date>
    <meta:editing-duration>PT6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45" meta:word-count="559" meta:character-count="4143" meta:non-whitespace-character-count="3604"/>
  </office:meta>
</office:document-meta>
</file>